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 style:family="paragraph" style:parent-style-name="Standard">
      <style:paragraph-properties fo:margin-left="0.5in" fo:margin-right="0in" fo:text-indent="0in" style:auto-text-indent="false"/>
    </style:style>
    <style:style style:name="P7"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8" style:family="paragraph" style:parent-style-name="Code_20_Indented">
      <style:paragraph-properties fo:margin-left="0.5in" fo:margin-right="0in" fo:text-indent="0in" style:auto-text-indent="false"/>
    </style:style>
    <style:style style:name="P9" style:family="paragraph" style:parent-style-name="Text_20_body">
      <style:text-properties fo:color="#ff0000"/>
    </style:style>
    <style:style style:name="P10" style:family="paragraph" style:parent-style-name="Code_20_Indented">
      <style:paragraph-properties fo:margin-left="1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13" style:family="paragraph" style:parent-style-name="Standard">
      <style:paragraph-properties fo:margin-left="0in" fo:margin-right="0in" fo:margin-top="0in" fo:margin-bottom="0in" fo:text-indent="0in" style:auto-text-indent="false"/>
      <style:text-properties fo:font-size="14pt" fo:font-style="normal" fo:font-weight="bold" style:font-style-asian="italic" style:font-style-complex="italic"/>
    </style:style>
    <style:style style:name="P14"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15"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16" style:family="paragraph" style:parent-style-name="List_20_Number_20_Code">
      <style:paragraph-properties fo:margin-left="0in" fo:margin-right="0in" fo:text-indent="0in" style:auto-text-indent="false"/>
    </style:style>
    <style:style style:name="P17"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3">
      <style:paragraph-properties fo:margin-left="0in" fo:margin-right="0in" fo:text-indent="0in" style:auto-text-indent="false"/>
      <style:text-properties fo:font-style="normal" style:font-style-asian="italic" style:font-style-complex="italic"/>
    </style:style>
    <style:style style:name="P27"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28" style:family="paragraph" style:parent-style-name="Standard">
      <style:paragraph-properties fo:margin-left="0.5in" fo:margin-right="0in" fo:text-indent="0in" style:auto-text-indent="false"/>
      <style:text-properties fo:font-size="10pt" fo:font-weight="normal"/>
    </style:style>
    <style:style style:name="P2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0" style:family="paragraph" style:parent-style-name="Text_20_body_20_indent" style:list-style-name="L6"/>
    <style:style style:name="P31" style:family="paragraph" style:parent-style-name="Text_20_body_20_indent" style:list-style-name="L6"/>
    <style:style style:name="P32"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33"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34" style:family="paragraph" style:parent-style-name="Text_20_body_20_indent">
      <style:paragraph-properties fo:margin-left="0.5in" fo:margin-right="0in" fo:text-indent="0in" style:auto-text-indent="false"/>
    </style:style>
    <style:style style:name="P35" style:family="paragraph" style:parent-style-name="Contents_20_1">
      <style:paragraph-properties>
        <style:tab-stops>
          <style:tab-stop style:position="6.9in" style:type="right" style:leader-style="dotted" style:leader-text="."/>
        </style:tab-stops>
      </style:paragraph-properties>
    </style:style>
    <style:style style:name="P36" style:family="paragraph" style:parent-style-name="Contents_20_2">
      <style:paragraph-properties>
        <style:tab-stops>
          <style:tab-stop style:position="6.7335in" style:type="right" style:leader-style="dotted" style:leader-text="."/>
        </style:tab-stops>
      </style:paragraph-properties>
    </style:style>
    <style:style style:name="P37" style:family="paragraph" style:parent-style-name="Contents_20_3">
      <style:paragraph-properties>
        <style:tab-stops>
          <style:tab-stop style:position="6.5665in" style:type="right" style:leader-style="dotted" style:leader-text="."/>
        </style:tab-stops>
      </style:paragraph-properties>
    </style:style>
    <style:style style:name="P38" style:family="paragraph" style:parent-style-name="List_20_Number" style:list-style-name="L6"/>
    <style:style style:name="P39" style:family="paragraph" style:parent-style-name="List_20_Number" style:list-style-name="L6"/>
    <style:style style:name="P40" style:family="paragraph" style:parent-style-name="List_20_Number" style:list-style-name="L6"/>
    <style:style style:name="P41" style:family="paragraph" style:parent-style-name="List_20_Number" style:list-style-name="L6">
      <style:text-properties fo:color="#ff0000"/>
    </style:style>
    <style:style style:name="P42" style:family="paragraph" style:parent-style-name="List_20_Number" style:list-style-name="L6"/>
    <style:style style:name="P43" style:family="paragraph" style:parent-style-name="List_20_Number" style:list-style-name="L6"/>
    <style:style style:name="P44" style:family="paragraph" style:parent-style-name="Code_20_Indented" style:list-style-name="L5"/>
    <style:style style:name="P45" style:family="paragraph" style:parent-style-name="Code_20_Indented" style:list-style-name="L5"/>
    <style:style style:name="P46" style:family="paragraph" style:parent-style-name="Code_20_Indented" style:list-style-name="L4"/>
    <style:style style:name="P47" style:family="paragraph" style:parent-style-name="Code_20_Indented" style:list-style-name="L4"/>
    <style:style style:name="P48" style:family="paragraph" style:parent-style-name="Code_20_Indented">
      <style:paragraph-properties fo:margin-left="1in" fo:margin-right="0in" fo:text-indent="-0.25in" style:auto-text-indent="false"/>
    </style:style>
    <style:style style:name="P49"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left="0in" fo:margin-right="0in" fo:margin-top="0in" fo:margin-bottom="0in" fo:text-indent="0in" style:auto-text-indent="false"/>
    </style:style>
    <style:style style:name="P52"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3"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4"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5"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6"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7"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8"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59"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60"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6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2"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4"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5"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6"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2"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3"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4"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5"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6"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2"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4"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5"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86" style:family="paragraph" style:parent-style-name="Text_20_Body_20_Single" style:list-style-name="L4">
      <style:paragraph-properties fo:margin-left="0in" fo:margin-right="0in" fo:margin-top="0in" fo:margin-bottom="0in" fo:text-indent="0in" style:auto-text-indent="false"/>
      <style:text-properties fo:font-style="normal" fo:font-weight="bold" style:font-style-asian="italic" style:font-style-complex="italic"/>
    </style:style>
    <style:style style:name="P87" style:family="paragraph" style:parent-style-name="Text_20_Body_20_Single" style:list-style-name="L4">
      <style:paragraph-properties fo:margin-left="0in" fo:margin-right="0in" fo:margin-top="0in" fo:margin-bottom="0in" fo:text-indent="0in" style:auto-text-indent="false"/>
      <style:text-properties fo:font-style="normal" fo:font-weight="bold" style:font-style-asian="italic" style:font-style-complex="italic"/>
    </style:style>
    <style:style style:name="P88" style:family="paragraph" style:parent-style-name="Text_20_Body_20_Single" style:list-style-name="L7">
      <style:paragraph-properties fo:margin-left="0in" fo:margin-right="0in" fo:margin-top="0in" fo:margin-bottom="0in" fo:text-indent="0in" style:auto-text-indent="false"/>
    </style:style>
    <style:style style:name="P89" style:family="paragraph" style:parent-style-name="Text_20_Body_20_Single" style:list-style-name="L5">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90" style:family="paragraph" style:parent-style-name="Text_20_Body_20_Single" style:list-style-name="L5">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91" style:family="paragraph" style:parent-style-name="Heading_20_1" style:list-style-name="L1"/>
    <style:style style:name="P92" style:family="paragraph" style:parent-style-name="Heading_20_2" style:list-style-name="L6"/>
    <style:style style:name="P93" style:family="paragraph" style:parent-style-name="Heading_20_2" style:list-style-name="L1"/>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xCAT 2 Setup PostgreSQL</text:p>
      <text:p text:style-name="P3"><text:date style:data-style-name="N37" text:date-value="2010-06-02T07:32:13.92">06/02/10</text:date>, <text:time style:data-style-name="N43" text:time-value="2010-06-02T07:32:13.92">07:32:14 AM</text:time></text:p>
      <text:p text:style-name="P5"/>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a xlink:type="simple" xlink:href="#1.Switching to  PostgreSQL Database on Management Node|outline" text:style-name="Internet_20_link" text:visited-style-name="Internet_20_link">1.0 Switching to <text:s/>PostgreSQL Database on Management Node</text:a><text:tab/>1</text:p>
          <text:p text:style-name="P36"><text:a xlink:type="simple" xlink:href="#1.1.Install PostgreSQL |outline" text:style-name="Internet_20_link" text:visited-style-name="Internet_20_link">1.1 Install PostgreSQL </text:a><text:tab/>1</text:p>
          <text:p text:style-name="P37"><text:a xlink:type="simple" xlink:href="#1.1.1.Install Postgresql on Linux|outline" text:style-name="Internet_20_link" text:visited-style-name="Internet_20_link">1.1.1 Install Postgresql on Linux</text:a><text:tab/>1</text:p>
          <text:p text:style-name="P37"><text:a xlink:type="simple" xlink:href="#1.1.2.Install PostgreSQL on  AIX  MN ( under construction ,  supported xCAT 2.5 release)|outline" text:style-name="Internet_20_link" text:visited-style-name="Internet_20_link">1.1.2 Install PostgreSQL on <text:s/>AIX <text:s/>MN ( under construction , <text:s/>supported xCAT 2.5 release)</text:a><text:tab/>2</text:p>
          <text:p text:style-name="P36"><text:a xlink:type="simple" xlink:href="#1.2.Setup PostgreSQL  on AIX and Linux|outline" text:style-name="Internet_20_link" text:visited-style-name="Internet_20_link">1.2 Setup PostgreSQL <text:s/>on AIX and Linux</text:a><text:tab/>2</text:p>
          <text:p text:style-name="P36"><text:a xlink:type="simple" xlink:href="#1.3.Migrate your database to PostgreSQL|outline" text:style-name="Internet_20_link" text:visited-style-name="Internet_20_link">1.3 Migrate your database to PostgreSQL</text:a><text:tab/>4</text:p>
          <text:p text:style-name="P36"><text:a xlink:type="simple" xlink:href="#1.4.Using Postgreql  ( psql command line interface)|outline" text:style-name="Internet_20_link" text:visited-style-name="Internet_20_link">1.4 Using Postgreql <text:s/>( psql command line interface)</text:a><text:tab/>5</text:p>
        </text:index-body>
      </text:table-of-content>
      <text:p text:style-name="P2"/>
      <text:list text:style-name="L1">
        <text:list-item>
          <text:h text:style-name="P91" text:outline-level="1">Switching to <text:s/>PostgreSQL Database on Management Node</text:h>
        </text:list-item>
      </text:list>
      <text:p text:style-name="P17"><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18">11.16.0.1: <text:s/>IP of management node (cluster-facing NIC)</text:p>
        </text:list-item>
        <text:list-item>
          <text:p text:style-name="P18">xcatdb: <text:s/>database name</text:p>
        </text:list-item>
        <text:list-item>
          <text:p text:style-name="P18">xcatadm: <text:s/>database role (aka user)</text:p>
        </text:list-item>
        <text:list-item>
          <text:p text:style-name="P18">cluster: <text:s/>database password</text:p>
        </text:list-item>
        <text:list-item>
          <text:p text:style-name="P18">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6">postgresql-libs-*</text:p>
      <text:p text:style-name="P6">postgresql-server-*</text:p>
      <text:p text:style-name="P6">postgresql-*</text:p>
      <text:p text:style-name="Standard"/>
      <text:p text:style-name="Standard"><text:soft-page-break/>In addition you need to install the Perl-DBD code from the OS.</text:p>
      <text:list text:style-name="WW8Num9">
        <text:list-header>
          <text:p text:style-name="P16"><text:s text:c="3"/><text:span text:style-name="T1">Perl-DBD-Pg*</text:span></text:p>
        </text:list-header>
      </text:list>
      <text:p text:style-name="Standard"/>
      <text:h text:style-name="Heading_20_3" text:outline-level="3">Install PostgreSQL on <text:s/>AIX <text:s/>MN ( under construction , <text:s/>supported xCAT 2.5 release)</text:h>
      <text:p text:style-name="Standard">Before you install make sure you have enough space, <text:s/>PostgreSQL will be installed in /var/lib/pgsql and needs about 90 mgbytes for the code + the size needed for the xCAT database. <text:s/></text:p>
      <text:p text:style-name="Standard"/>
      <text:p text:style-name="P4">As root:</text:p>
      <text:p text:style-name="Standard"/>
      <text:p text:style-name="Standard"/>
      <text:list text:style-name="L3">
        <text:list-item>
          <text:p text:style-name="P23">Down load <text:s/>PostgreSQL rpms from the following location:<text:a xlink:type="simple" xlink:href="https://sourceforge.net/projects/xcat/files/">https://sourceforge.net/projects/xcat/files/</text:a><text:a xlink:type="simple" xlink:href="https://sourceforge.net/projects/xcat/files/"> <text:s/></text:a></text:p>
        </text:list-item>
        <text:list-item>
          <text:p text:style-name="P23">Unzip and untar in the location of your choice.</text:p>
          <text:p text:style-name="P23"/>
        </text:list-item>
      </text:list>
      <text:p text:style-name="P11"><text:span text:style-name="T2"><text:s text:c="12"/></text:span><text:span text:style-name="T3">gunzip <text:s/>xcat-postgresql-2*.gz</text:span></text:p>
      <text:p text:style-name="P7">tar -xvf xcat-postgresql-2*.tar</text:p>
      <text:p text:style-name="P7">./instpostgresql</text:p>
      <text:list text:style-name="L3" text:continue-numbering="true">
        <text:list-item>
          <text:p text:style-name="P26">Create <text:s/>the postgres id that will administer the PostgreSQL server</text:p>
          <text:p text:style-name="P52">mkgroup postgres<text:line-break/>mkuser pgrp=postgres home=/var/lib/pgsql postgres</text:p>
          <text:p text:style-name="P52">passwd postgres <text:s/>( assign a password -is optional)</text:p>
        </text:list-item>
        <text:list-item>
          <text:p text:style-name="P52">Create the xcatadm id that will own the xcatdb in PostgreSQL</text:p>
          <text:p text:style-name="P52">mkuser xcatadmin</text:p>
          <text:p text:style-name="P52">passwd <text:s/>xcatadm ( assign a password, needed for the xCAT perl code to access the DB)</text:p>
        </text:list-item>
        <text:list-item>
          <text:p text:style-name="P52">Create the directory for the databases and make postgres the owner</text:p>
          <text:p text:style-name="P59">mkdir /var/lib/pgsql/data</text:p>
          <text:p text:style-name="P59">chown postgres /var/lib/pgsql/data</text:p>
        </text:list-item>
      </text:list>
      <text:p text:style-name="P15"><text:s text:c="12"/>chgrp postgres /var/lib/pgsql/data</text:p>
      <text:p text:style-name="P15"/>
      <text:h text:style-name="P14" text:outline-level="2">Setup PostgreSQL <text:s/>on AIX and Linux</text:h>
      <text:p text:style-name="P12"/>
      <text:p text:style-name="P13">As postgres:</text:p>
      <text:p text:style-name="P15"/>
      <text:list text:style-name="L4">
        <text:list-item>
          <text:p text:style-name="P61">Switch to the postgres userid <text:s/>for further setup of PostgreSQL</text:p>
          <text:p text:style-name="P61">su – postgres</text:p>
          <text:p text:style-name="P61">pwd ( are you in /var/lib/pgsql)</text:p>
          <text:p text:style-name="P61">Setup .profile</text:p>
          <text:p text:style-name="P61">Add paths needing to run DB commands</text:p>
          <text:p text:style-name="P61">MANPATH=/usr/local/pgsql/man:$MANPATH</text:p>
          <text:p text:style-name="P61">export MANPATH</text:p>
          <text:p text:style-name="P61">PATH=/usr/local/pgsql/bin:$PATH</text:p>
          <text:p text:style-name="P61">export PATH</text:p>
        </text:list-item>
        <text:list-item>
          <text:p text:style-name="P61">Create a database installation on AIX as postgres </text:p>
          <text:p text:style-name="P46"><text:soft-page-break/>/var/lib/pgsql/bin/initdb -D /var/lib/pgsql/data</text:p>
          <text:p text:style-name="P46"/>
          <text:p text:style-name="P61">You should get the following message “Success. You can now start the database...”</text:p>
          <text:p text:style-name="P61"/>
        </text:list-item>
        <text:list-item>
          <text:p text:style-name="P61"><text:reference-mark-start text:name="1.Setup the PostgreSQL configuration"/>Setup the PostgreSQL configuration<text:reference-mark-end text:name="1.Setup the PostgreSQL configuration"/></text:p>
          <text:p text:style-name="P61"/>
          <text:p text:style-name="P86">vi /var/lib/pgsql/data/pg_hba.conf</text:p>
          <text:p text:style-name="P61"/>
        </text:list-item>
      </text:list>
      <text:list text:style-name="L7">
        <text:list-header>
          <text:p text:style-name="P88"><text:line-break/>Lines should look like this (with your IP addresses substituted). <text:s text:c="2"/>Add all nodes that need to access the database.</text:p>
        </text:list-header>
      </text:list>
      <text:p text:style-name="P10">local all all ident sameuser</text:p>
      <text:p text:style-name="P10"># IPv4 local connections:</text:p>
      <text:p text:style-name="P10">host all all 127.0.0.1/32 md5</text:p>
      <text:p text:style-name="P10">host all all 11.16.0.1/32 md5</text:p>
      <text:p text:style-name="P10">host all all 11.16.1.230/32 md5</text:p>
      <text:p text:style-name="P10">host all all 11.16.2.230/32 md5</text:p>
      <text:p text:style-name="P10"/>
      <text:p text:style-name="P32">For example, where 11.16.0.1 is the MN and 11.16.1.230 and 11.16.2.230 are service nodes.</text:p>
      <text:p text:style-name="P32"/>
      <text:p text:style-name="P12"><text:s text:c="12"/><text:span text:style-name="T4">vi /var/lib/pgsql/data/postgresql.conf</text:span></text:p>
      <text:p text:style-name="P12"><text:span text:style-name="T4"/></text:p>
      <text:p text:style-name="P34">set listen_addresses = '*' <text:s text:c="2"/># This allows remote access from all ips</text:p>
      <text:p text:style-name="P34">Note: be sure and uncomment the line. </text:p>
      <text:p text:style-name="P34">The following logging setup is the default on Linux, but should be set on AIX also.</text:p>
      <text:p text:style-name="P8">logging_collector = on</text:p>
      <text:p text:style-name="P8">log_filename = 'postgresql-%a.log' </text:p>
      <text:p text:style-name="P8">log_truncate_on_rotation = on</text:p>
      <text:p text:style-name="P8">log_rotation_age = 1d</text:p>
      <text:p text:style-name="P8">log_rotation_size = 0</text:p>
      <text:p text:style-name="P49"/>
      <text:p text:style-name="P28"><text:s/>If you are working on large systems, <text:s/>you may need to increate the max_connections attribute in the file. <text:s/>This is the number of connections that can be make to the database at one time. <text:s text:c="2"/>If you are using service nodes, <text:s/>it is recommended that you</text:p>
      <text:p text:style-name="P33"><text:s/>set max_connections = 1000</text:p>
      <text:list text:style-name="L4" text:continue-numbering="true">
        <text:list-header>
          <text:p text:style-name="P61"/>
        </text:list-header>
        <text:list-item>
          <text:p text:style-name="P61"><text:reference-mark-start text:name="1.Start/Stop the server"/>Start/Stop the server<text:reference-mark-end text:name="1.Start/Stop the server"/></text:p>
          <text:p text:style-name="P61"/>
          <text:p text:style-name="P86">As root:</text:p>
        </text:list-item>
      </text:list>
      <text:p text:style-name="P15"/>
      <text:p text:style-name="P15"><text:tab/><text:span text:style-name="T4">On AIX:</text:span></text:p>
      <text:p text:style-name="P15"><text:s text:c="12"/>start the server:</text:p>
      <text:p text:style-name="P15"/>
      <text:list text:style-name="L5">
        <text:list-header>
          <text:p text:style-name="P72">/var/lib/pgsql/bin/pg_ctl -D /var/lib/pgsql/data <text:s/>start</text:p>
          <text:p text:style-name="P72">If you need to stop the server </text:p>
          <text:p text:style-name="P72">/var/lib/pgsql/bin/pg_ctl -D /var/lib/pgsql/data <text:s/>stop</text:p>
        </text:list-header>
      </text:list>
      <text:p text:style-name="P15"><text:s text:c="7"/></text:p>
      <text:p text:style-name="P15"><text:s text:c="12"/><text:span text:style-name="T4">On Linux:</text:span></text:p>
      <text:p text:style-name="P15"><text:span text:style-name="T4"/></text:p>
      <text:p text:style-name="P15"><text:soft-page-break/><text:s text:c="13"/>Create a database installation:</text:p>
      <text:p text:style-name="P15"><text:s text:c="13"/>service postgresql initdb to initialize the database</text:p>
      <text:p text:style-name="P15"><text:s text:c="13"/>service postgresql start</text:p>
      <text:p text:style-name="P15"><text:s text:c="13"/></text:p>
      <text:p text:style-name="P15"><text:s text:c="13"/>To stop/stop postgresql:</text:p>
      <text:p text:style-name="P15"/>
      <text:p text:style-name="P15"><text:s text:c="14"/>service postgresql start</text:p>
      <text:p text:style-name="P15"><text:s text:c="14"/>service postgresql stop</text:p>
      <text:p text:style-name="P15"/>
      <text:p text:style-name="P85">On AIX and Linux:</text:p>
      <text:p text:style-name="P15"><text:s/>su – postgres:</text:p>
      <text:p text:style-name="P15"/>
      <text:list text:style-name="L4" text:continue-numbering="true">
        <text:list-header>
          <text:p text:style-name="P61">Create the xcatadm userid in the database and set to own xcatdb</text:p>
        </text:list-header>
      </text:list>
      <text:list text:style-name="L5" text:continue-numbering="true">
        <text:list-header>
          <text:p text:style-name="P44">/var/lib/pgsql/bin/createuser -SDRP xcatadm</text:p>
          <text:p text:style-name="P89">( Will prompt for a password, use the same one that you input for the AIX xcatadm id. <text:s/>Note: this xcatadm <text:s/>unix id does not have to exist on Linux, only in the database.).</text:p>
          <text:p text:style-name="P89"/>
        </text:list-header>
      </text:list>
      <text:list text:style-name="L4" text:continue-numbering="true">
        <text:list-header>
          <text:p text:style-name="P61">Create the xcatdb database owned by xcatadm</text:p>
        </text:list-header>
      </text:list>
      <text:list text:style-name="L5" text:continue-numbering="true">
        <text:list-header>
          <text:p text:style-name="P44">/var/lib/pgsql/bin/createdb -O xcatadm xcatdb</text:p>
        </text:list-header>
      </text:list>
      <text:list text:style-name="L4" text:continue-numbering="true">
        <text:list-header>
          <text:p text:style-name="P61">exit <text:s/>( back to root)</text:p>
        </text:list-header>
      </text:list>
      <text:p text:style-name="P51"/>
      <text:p text:style-name="P8"/>
      <text:p text:style-name="P8"/>
      <text:p text:style-name="P8"/>
      <text:p text:style-name="P34"><text:span text:style-name="T4"/></text:p>
      <text:h text:style-name="Heading_20_2" text:outline-level="2">Migrate your database to PostgreSQL</text:h>
      <text:p text:style-name="Text_20_body"/>
      <text:list text:style-name="L6">
        <text:list-item>
          <text:p text:style-name="P38">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P10">mkdir -p ~/xcat-dbback</text:p>
      <text:p text:style-name="P10">dumpxCATdb -p ~/xcat-dbback</text:p>
      <text:p text:style-name="P10"/>
      <text:list text:style-name="L6" text:continue-numbering="true">
        <text:list-item>
          <text:p text:style-name="P38">/etc/xcat/cfgloc file should contain the following line, substituting your specific info. This points the xCAT database access code to the new database. </text:p>
          <text:p text:style-name="P30"/>
        </text:list-item>
      </text:list>
      <text:p text:style-name="P10">Pg:dbname=xcatdb;host=11.16.0.1|xcatadm|cluster</text:p>
      <text:p text:style-name="P10"/>
      <text:p text:style-name="Text_20_body"><text:s text:c="14"/>change to allow only root access:</text:p>
      <text:p text:style-name="P10">chmod 0600 /etc/xcat/cfgloc</text:p>
      <text:p text:style-name="P9"/>
      <text:list text:style-name="L6" text:continue-numbering="true">
        <text:list-item>
          <text:p text:style-name="P38">Restore your database to postgresql (bypass mode runs the command without xcatd):</text:p>
        </text:list-item>
      </text:list>
      <text:p text:style-name="P10">XCATBYPASS=1 restorexCATdb -p ~/xcat-dbback</text:p>
      <text:list text:style-name="L6" text:continue-numbering="true">
        <text:list-header>
          <text:p text:style-name="P41"><text:soft-page-break/></text:p>
        </text:list-header>
        <text:list-item>
          <text:p text:style-name="P38">Start the xcatd daemon using the postgresql database</text:p>
        </text:list-item>
      </text:list>
      <text:p text:style-name="P10">service xcatd restart</text:p>
      <text:list text:style-name="L6" text:continue-numbering="true">
        <text:list-header>
          <text:p text:style-name="P30"/>
          <text:p text:style-name="P38"/>
        </text:list-header>
      </text:list>
      <text:h text:style-name="Heading_20_2" text:outline-level="2" text:is-list-header="true"/>
      <text:p text:style-name="Standard"/>
      <text:h text:style-name="Heading_20_2" text:outline-level="2">Using Postgreql <text:s/>( psql command line interface)</text:h>
      <text:p text:style-name="Standard"/>
      <text:p text:style-name="Standard">If you want to access the database through the Postgresql (psql) command, to check the database, enter the following</text:p>
      <text:p text:style-name="Standard"/>
      <text:p text:style-name="Standard">psql -h &lt;hostname&gt; -U xcatadm -d xcatdb <text:s text:c="2"/>( note hostname must be from 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list text:style-name="L6" text:continue-numbering="true">
        <text:list-item>
          <text:list text:continue-numbering="true">
            <text:list-header>
              <text:h text:style-name="P92" text:outline-level="2" text:is-list-header="true"/>
            </text:list-header>
          </text:list>
        </text:list-item>
      </text:list>
      <text:list text:style-name="L1" text:continue-numbering="true">
        <text:list-item>
          <text:list text:continue-numbering="true">
            <text:list-header>
              <text:h text:style-name="P93"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creator>Lissa Valletta</dc:creator>
    <dc:date>2010-06-02T07:32:13</dc:date>
    <meta:printed-by>Egan Ford</meta:printed-by>
    <meta:print-date>2008-05-08T10:26:10</meta:print-date>
    <meta:editing-cycles>353</meta:editing-cycles>
    <meta:editing-duration>P9DT6H10M39S</meta:editing-duration>
    <meta:user-defined meta:name="Info 1"/>
    <meta:user-defined meta:name="Info 2"/>
    <meta:user-defined meta:name="Info 3"/>
    <meta:user-defined meta:name="Info 4"/>
    <meta:document-statistic meta:table-count="0" meta:image-count="0" meta:object-count="0" meta:page-count="5" meta:paragraph-count="128" meta:word-count="1013" meta:character-count="6264"/>
  </office:meta>
</office:document-meta>
</file>